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179db" officeooo:paragraph-rsid="002179db"/>
    </style:style>
    <style:style style:name="P2" style:family="paragraph" style:parent-style-name="Standard">
      <style:text-properties officeooo:paragraph-rsid="002179db"/>
    </style:style>
    <style:style style:name="P3" style:family="paragraph" style:parent-style-name="Standard">
      <style:text-properties officeooo:rsid="0027d0b3" officeooo:paragraph-rsid="0027d0b3"/>
    </style:style>
    <style:style style:name="P4" style:family="paragraph" style:parent-style-name="Standard">
      <style:text-properties officeooo:rsid="002900e2" officeooo:paragraph-rsid="002900e2"/>
    </style:style>
    <style:style style:name="T1" style:family="text">
      <style:text-properties style:use-window-font-color="true" style:font-name="AppleSystemUIFont" fo:font-size="12pt" style:font-size-asian="12pt"/>
    </style:style>
    <style:style style:name="T2" style:family="text">
      <style:text-properties style:use-window-font-color="true" style:font-name="AppleSystemUIFont" fo:font-size="12pt" officeooo:rsid="0022ee97" style:font-size-asian="12pt"/>
    </style:style>
    <style:style style:name="T3" style:family="text">
      <style:text-properties style:use-window-font-color="true" style:font-name="AppleSystemUIFont" fo:font-size="12pt" officeooo:rsid="002485e6" style:font-size-asian="12pt"/>
    </style:style>
    <style:style style:name="T4" style:family="text">
      <style:text-properties style:use-window-font-color="true" style:font-name="AppleSystemUIFont" fo:font-size="12pt" officeooo:rsid="002179db" style:font-size-asian="12pt"/>
    </style:style>
    <style:style style:name="T5" style:family="text">
      <style:text-properties style:use-window-font-color="true" style:font-name="AppleSystemUIFont" fo:font-size="12pt" officeooo:rsid="0026ffd8" style:font-size-asian="12pt"/>
    </style:style>
    <style:style style:name="T6" style:family="text">
      <style:text-properties style:use-window-font-color="true" style:font-name="AppleSystemUIFont" fo:font-size="12pt" officeooo:rsid="0027bcb9" style:font-size-asian="12pt"/>
    </style:style>
    <style:style style:name="T7" style:family="text">
      <style:text-properties style:use-window-font-color="true" style:font-name="AppleSystemUIFont" fo:font-size="12pt" officeooo:rsid="0027d0b3" style:font-size-asian="12pt"/>
    </style:style>
    <style:style style:name="T8" style:family="text">
      <style:text-properties style:use-window-font-color="true" style:font-name="AppleSystemUIFont" fo:font-size="12pt" officeooo:rsid="002900e2" style:font-size-asian="12pt"/>
    </style:style>
    <style:style style:name="T9" style:family="text">
      <style:text-properties style:use-window-font-color="true" style:font-name="AppleSystemUIFont" fo:font-size="12pt" officeooo:rsid="002aeada" style:font-size-asian="12pt"/>
    </style:style>
    <style:style style:name="T10" style:family="text">
      <style:text-properties officeooo:rsid="0027d0b3"/>
    </style:style>
    <style:style style:name="T11" style:family="text">
      <style:text-properties officeooo:rsid="002900e2"/>
    </style:style>
    <style:style style:name="T12" style:family="text">
      <style:text-properties officeooo:rsid="002aea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kış Diyagramı</text:span></text:p>
      <text:p text:style-name="P1"><text:span text:style-name="T1">1. Başla</text:span></text:p>
      <text:p text:style-name="P4"><text:span text:style-name="T1">2. faktoriyel = 1</text:span></text:p>
      <text:p text:style-name="P2"><text:span text:style-name="T8">3</text:span><text:span text:style-name="T4">. </text:span><text:span text:style-name="T6">Yaz </text:span><text:span text:style-name="T5">“</text:span><text:span text:style-name="T8">Bir s</text:span><text:span text:style-name="T7">ayı</text:span><text:span text:style-name="T6"> Giriniz</text:span><text:span text:style-name="T5">”</text:span></text:p>
      <text:p text:style-name="P2"><text:span text:style-name="T8">4</text:span><text:span text:style-name="T4">. </text:span><text:span text:style-name="T6">Oku </text:span><text:span text:style-name="T7">s</text:span><text:span text:style-name="T8">ayi</text:span></text:p>
      <text:p text:style-name="P2"><text:span text:style-name="T8">5</text:span><text:span text:style-name="T4">. </text:span><text:span text:style-name="T7">f</text:span><text:span text:style-name="T8">aktoriyel= sayi*(sayi-1)*... *</text:span><text:span text:style-name="T9">1</text:span></text:p>
      <text:p text:style-name="P2"><text:span text:style-name="T8">6</text:span><text:span text:style-name="T4">. </text:span><text:span text:style-name="T6">Yaz f</text:span><text:span text:style-name="T9">aktoriyel</text:span></text:p>
      <text:p text:style-name="P3"><text:span text:style-name="T9">7</text:span><text:span text:style-name="T7">. </text:span><text:span text:style-name="T1">Bitir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0T22:57:46.437556477</dc:date>
    <meta:editing-duration>PT11H30M16S</meta:editing-duration>
    <meta:editing-cycles>7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8" meta:word-count="25" meta:character-count="136" meta:non-whitespace-character-count="119"/>
  </office:meta>
</office:document-meta>
</file>